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d8fa" officeooo:paragraph-rsid="0017d8fa"/>
    </style:style>
    <style:style style:name="P2" style:family="paragraph" style:parent-style-name="Standard">
      <style:text-properties officeooo:rsid="0018d9e2" officeooo:paragraph-rsid="0018d9e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Bjorge</text:p>
      <text:p text:style-name="P1">Function Descriptions</text:p>
      <text:p text:style-name="P1"/>
      <text:p text:style-name="P1">Frame Class</text:p>
      <text:p text:style-name="P1">getX(), getY(), setX(), setY() – getters/setters for top left corner</text:p>
      <text:p text:style-name="P1">getWidht, getHeight – getter for width height</text:p>
      <text:p text:style-name="P1"/>
      <text:p text:style-name="P1">Card Class</text:p>
      <text:p text:style-name="P1">getRank, getSuit – getter for suit, rank</text:p>
      <text:p text:style-name="P1">getNumber – getter for card number used by the display class</text:p>
      <text:p text:style-name="P1">getFrame, setFrame – get/set the Frame used to display the card</text:p>
      <text:p text:style-name="P1">setDiscarded, isDiscarded – get/set discard flag</text:p>
      <text:p text:style-name="P1"/>
      <text:p text:style-name="P1">Hand Class</text:p>
      <text:p text:style-name="P1">exchange – replace one card with another</text:p>
      <text:p text:style-name="P1">isHigherScore – compare two hands</text:p>
      <text:p text:style-name="P1">isDouble, isTwoPair, …, isStraightFlush – determine what type of hand it is</text:p>
      <text:p text:style-name="P1">getScore – return an array denoting the score of the hand</text:p>
      <text:p text:style-name="P1">getCard – get a card at a particular position</text:p>
      <text:p text:style-name="P1"/>
      <text:p text:style-name="P1">Deck Class</text:p>
      <text:p text:style-name="P1">shuffle – mix up the cards in the deck</text:p>
      <text:p text:style-name="P1">dealHand – return a hand of the top 5 cards</text:p>
      <text:p text:style-name="P1">discardCard – put the specified card in a discard pile</text:p>
      <text:p text:style-name="P1">drawCard – get the top card from the deck</text:p>
      <text:p text:style-name="P1">cardRemaining, cardsDiscarded – get counts of cards remaining/discarded</text:p>
      <text:p text:style-name="P1"/>
      <text:p text:style-name="P1">Player Class</text:p>
      <text:p text:style-name="P1">bet – abstract; method called to get a bet from a player</text:p>
      <text:p text:style-name="P1">discard – abstract; method called to get the discarded cards from a player</text:p>
      <text:p text:style-name="P1">getHand, setHand – getter/setter for the player's hand</text:p>
      <text:p text:style-name="P1">getMoney, setMoney – get/set the player's total money</text:p>
      <text:p text:style-name="P1">giveMoney – add to the player's money</text:p>
      <text:p text:style-name="P1">ante – abstract; method called to a get an ante from a player</text:p>
      <text:p text:style-name="P1">folded, setFolded – getter/setter for the folded flag</text:p>
      <text:p text:style-name="P1">getDisplayPosition, setDisplayPosition – determines where a player is drawn on the screen</text:p>
      <text:p text:style-name="P1">setMoneyInPot, getMoneyInPot – get/set the amount of money the player has in the pot</text:p>
      <text:p text:style-name="P1">setFrame, getFrame – setter/getter for the frame that determines where the player is drawn</text:p>
      <text:p text:style-name="P1"/>
      <text:p text:style-name="P1">HumanPlayer Class</text:p>
      <text:p text:style-name="P1">bet – prompt the human for a bet</text:p>
      <text:p text:style-name="P1">discard – prompt the human for cards to discard</text:p>
      <text:p text:style-name="P1">ante – propmt the human for an ante</text:p>
      <text:p text:style-name="P1"/>
      <text:p text:style-name="P1">AI Class</text:p>
      <text:p text:style-name="P1">bet – get the computer's bet</text:p>
      <text:p text:style-name="P1">discard – get the computer's cards to discard</text:p>
      <text:p text:style-name="P1">ante – get the computer's ante</text:p>
      <text:p text:style-name="P1"/>
      <text:p text:style-name="P1"><text:soft-page-break/>Poker Class</text:p>
      <text:p text:style-name="P2">initializeDisplay – sets up the screen</text:p>
      <text:p text:style-name="P2">setTopBannerText, setBottomBanner – set the text in the top/bottom banners</text:p>
      <text:p text:style-name="P2">removePlayer – removes player from play</text:p>
      <text:p text:style-name="P2">drawhand – draw a player's hand on the screen</text:p>
      <text:p text:style-name="P2">updateHand – update a player's hand on the screen</text:p>
      <text:p text:style-name="P2">updateGameInfo – update the displayed game information</text:p>
      <text:p text:style-name="P2">rotatePlayers – rotate the list of players, so as to move the dealer chip around the table</text:p>
      <text:p text:style-name="P2">removeCurrentPlayer – removes the current player from play</text:p>
      <text:p text:style-name="P2">runAnte – starts the ante loop</text:p>
      <text:p text:style-name="P2">runDeal – start the deal loop</text:p>
      <text:p text:style-name="P2">runBetting – starts the betting loop (1<text:span text:style-name="T1">st</text:span> and 2<text:span text:style-name="T1">nd</text:span>)</text:p>
      <text:p text:style-name="P2">runCardExchange – starts the discard/exchange loop</text:p>
      <text:p text:style-name="P2">runShowdown – runs the showdown, determining which player wins the round</text:p>
      <text:p text:style-name="P2">roundIsOver – determines if the round is over</text:p>
      <text:p text:style-name="P2">finishRound – does housekeeping at the end of a round</text:p>
      <text:p text:style-name="P2">endGame – does housekeeping at the end of the game, exits the program</text:p>
      <text:p text:style-name="P2">ante – determines the amount needed to ante</text:p>
      <text:p text:style-name="P2">minimumBet – determines the minimum bet a player needs to make to play</text:p>
      <text:p text:style-name="P2">maxSinglePlayerMoney – determines the largest amont any single player has</text:p>
      <text:p text:style-name="P2">allPlayersAllIn – determines if all currently active players are all in</text:p>
      <text:p text:style-name="P2">getRemainingPotMoney – gets the money still remaining in the po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3:01:26.335000000</meta:creation-date>
    <dc:date>2013-12-03T13:17:15.313000000</dc:date>
    <meta:editing-duration>PT4M31S</meta:editing-duration>
    <meta:editing-cycles>2</meta:editing-cycles>
    <meta:generator>LibreOffice/4.1.0.4$Windows_x86 LibreOffice_project/89ea49ddacd9aa532507cbf852f2bb22b1ace28</meta:generator>
    <meta:document-statistic meta:table-count="0" meta:image-count="0" meta:object-count="0" meta:page-count="2" meta:paragraph-count="63" meta:word-count="456" meta:character-count="2979" meta:non-whitespace-character-count="2533"/>
  </office:meta>
</office:document-meta>
</file>